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ef212" officeooo:paragraph-rsid="001ef212"/>
    </style:style>
    <style:style style:name="P2" style:family="paragraph" style:parent-style-name="Header">
      <style:text-properties officeooo:rsid="001ef212" officeooo:paragraph-rsid="001ef2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 modèle de base de données est destiné à rendre compte des informations linguistiques présentes dans le projet upsid, c’est à dire des phonèmes, des noms de langues, des id upsid de celles-ci, des branches linguistiques. L’objectif étant de pouvoir relier ces informations pour faciliter l’accession aux linguistes de données complexes et structurées à propos de la répartition des phonèmes, des langues et des branches.</text:p>
      <text:p text:style-name="P1"/>
      <text:p text:style-name="P1">Cette base se compose de 5 tables :</text:p>
      <text:p text:style-name="P1"><text:tab/>Une table qui à chaque langue associe l’id upsid comme clef primaire, avec le nom de la langue, et une éventuelle description</text:p>
      <text:p text:style-name="P1"><text:tab/>Une table qui à chaque phonème associe une notation upsid, un identifiant comme clef primaire, et une description en anglais des caractéristiques dudit phonème.</text:p>
      <text:p text:style-name="P1"><text:tab/>Une table qui list l’intégralité des branches linguistiques présentes dans la base de données.</text:p>
      <text:p text:style-name="P1"><text:tab/>Une table qui lie les phonèmes utilisés à chaque langue</text:p>
      <text:p text:style-name="P1"><text:tab/>Une dernière table qui associe à chaque langue les branches auxquelles elle appartient,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f212" officeooo:paragraph-rsid="001ef2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nguy Launa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2:52:25.594836753</meta:creation-date>
    <dc:date>2019-12-01T23:03:10.238033027</dc:date>
    <meta:editing-duration>PT24S</meta:editing-duration>
    <meta:editing-cycles>1</meta:editing-cycles>
    <meta:document-statistic meta:table-count="0" meta:image-count="0" meta:object-count="0" meta:page-count="1" meta:paragraph-count="8" meta:word-count="158" meta:character-count="996" meta:non-whitespace-character-count="841"/>
    <meta:generator>LibreOffice/6.0.7.3$Linux_X86_64 LibreOffice_project/00m0$Build-3</meta:generator>
  </office:meta>
</office:document-meta>
</file>